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8pt" style:font-size-asian="18pt" style:font-size-complex="18pt"/>
    </style:style>
    <style:style style:name="P3" style:family="paragraph" style:parent-style-name="Standard">
      <style:paragraph-properties>
        <style:tab-stops>
          <style:tab-stop style:position="13.986cm" style:type="right"/>
        </style:tab-stops>
      </style:paragraph-properties>
      <style:text-properties style:font-name="Calibri" fo:font-size="18pt" style:font-size-asian="18pt" style:font-size-complex="18pt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libri" fo:font-weight="bold" style:font-weight-asian="bold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8pt" style:font-size-asian="18pt" style:font-size-complex="18pt"/>
    </style:style>
    <style:style style:name="P9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P10" style:family="paragraph" style:parent-style-name="Standard">
      <style:paragraph-properties fo:padding="0cm" fo:border="none" style:shadow="none" style:join-border="false"/>
      <style:text-properties style:font-name="Calibri" fo:font-size="18pt" style:font-size-asian="18pt" style:font-size-complex="18pt"/>
    </style:style>
    <style:style style:name="P11" style:family="paragraph" style:parent-style-name="Standard">
      <style:paragraph-properties fo:padding="0cm" fo:border="none" style:shadow="none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MR17" style:font-name-complex="CMR17"/>
    </style:style>
    <style:style style:name="T3" style:family="text">
      <style:text-properties style:font-name-asian="CMR17" style:font-name-complex="CMR17"/>
    </style:style>
    <style:style style:name="T4" style:family="text">
      <style:text-properties style:font-name="CMR171" fo:font-size="17pt" style:font-name-asian="CMR17" style:font-size-asian="17pt" style:font-name-complex="CMR17" style:font-size-complex="17pt"/>
    </style:style>
    <style:style style:name="T5" style:family="text">
      <style:text-properties fo:font-size="17pt" style:font-name-asian="CMR17" style:font-size-asian="17pt" style:font-name-complex="CMR17" style:font-size-complex="17pt"/>
    </style:style>
    <style:style style:name="T6" style:family="text">
      <style:text-properties style:font-name="CMR17" fo:font-size="17pt" style:font-name-asian="CMR17" style:font-size-asian="17pt" style:font-name-complex="CMR17" style:font-size-complex="17pt"/>
    </style:style>
    <style:style style:name="T7" style:family="text">
      <style:text-properties style:font-name="CMR17" fo:font-size="12pt" style:font-name-asian="CMR17" style:font-size-asian="12pt" style:font-name-complex="CMR17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name-asian="CMR17" style:font-size-asian="12pt" style:font-name-complex="CMR17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roduction to Computational Physics – Exercise Report</text:p>
      <text:p text:style-name="P11"><text:tab/>Issued:<text:tab/>2011-11-22</text:p>
      <text:p text:style-name="P11"><text:tab/>Handed in:<text:tab/>2011-11-29</text:p>
      <text:p text:style-name="P11"><text:tab/>Student:<text:tab/>Rafael Kueng</text:p>
      <text:p text:style-name="P9"><text:tab/>StudentID:<text:tab/>s06 707 046</text:p>
      <text:p text:style-name="P3"/>
      <text:p text:style-name="P2">Ex09:</text:p>
      <text:p text:style-name="P10"><text:span text:style-name="T5">Random Walk: Calculating averages</text:span></text:p>
      <text:p text:style-name="P8"><text:span text:style-name="T3"/></text:p>
      <text:p text:style-name="P1"/>
      <text:p text:style-name="P1"/>
      <text:p text:style-name="P1"/>
      <text:p text:style-name="P6">T<text:span text:style-name="T8">ask 1: </text:span><text:span text:style-name="T9">Simple Random Walk</text:span></text:p>
      <text:p text:style-name="P6"><text:span text:style-name="T9"/></text:p>
      <text:p text:style-name="P4">As seen in fig 1 on page 2 the simulated values (black solid line) for &lt;R^2&gt; lie really nice on the theoretical values (red dotted line). For an error of &lt;= 1%, there are around 10'000 runs needed, as can seen on fig 2 on page 3.</text:p>
      <text:p text:style-name="P4"/>
      <text:p text:style-name="P4"/>
      <text:p text:style-name="P5">Task 2: Simple Random Walk</text:p>
      <text:p text:style-name="P5"/>
      <text:p text:style-name="P1"><text:span text:style-name="T8">in fig 3 on page 4 we can clearly see, that more distance is covered compared to the regular random walk. This is not much of a surprise, since the constraint of the non overlapping spheres leads to a bigger probability of forwar</text:span>d directions being chosen compared to going backwards, where the forbidden zone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2-13T07:45:24.60</meta:creation-date>
    <dc:date>2011-12-19T17:48:25.65</dc:date>
    <dc:creator>Rafael Küng</dc:creator>
    <meta:editing-duration>PT55M45S</meta:editing-duration>
    <meta:editing-cycles>10</meta:editing-cycles>
    <meta:generator>LibreOffice/3.3$Win32 LibreOffice_project/330m19$Build-202</meta:generator>
    <meta:document-statistic meta:table-count="0" meta:image-count="0" meta:object-count="0" meta:page-count="1" meta:paragraph-count="11" meta:word-count="136" meta:character-count="772"/>
  </office:meta>
</office:document-meta>
</file>